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9.52mm" svg:height="168.47mm" svg:x="174.18mm" svg:y="1mm">
            <draw:object draw:notify-on-update-of-ranges="Sheet1.A2:Sheet1.A64 Sheet1.B1:Sheet1.B1 Sheet1.B2:Sheet1.B64 Sheet1.C1:Sheet1.C1 Sheet1.C2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79870.4178823" calcext:value-type="float">
            <text:p>19079870.4178823</text:p>
          </table:table-cell>
          <table:table-cell office:value-type="float" office:value="96161.5715194641" calcext:value-type="float">
            <text:p>96161.5715194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530169.2746738" calcext:value-type="float">
            <text:p>12530169.2746738</text:p>
          </table:table-cell>
          <table:table-cell office:value-type="float" office:value="96122.4896264229" calcext:value-type="float">
            <text:p>96122.48962642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827191.18400859" calcext:value-type="float">
            <text:p>9827191.18400859</text:p>
          </table:table-cell>
          <table:table-cell office:value-type="float" office:value="96098.3463919282" calcext:value-type="float">
            <text:p>96098.34639192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265415.63143518" calcext:value-type="float">
            <text:p>8265415.63143518</text:p>
          </table:table-cell>
          <table:table-cell office:value-type="float" office:value="96073.3499923952" calcext:value-type="float">
            <text:p>96073.34999239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94867.3830645" calcext:value-type="float">
            <text:p>6794867.3830645</text:p>
          </table:table-cell>
          <table:table-cell office:value-type="float" office:value="96043.6348365608" calcext:value-type="float">
            <text:p>96043.634836560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664844.02147977" calcext:value-type="float">
            <text:p>5664844.02147977</text:p>
          </table:table-cell>
          <table:table-cell office:value-type="float" office:value="95989.0003717357" calcext:value-type="float">
            <text:p>95989.000371735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47097.4420358" calcext:value-type="float">
            <text:p>5047097.4420358</text:p>
          </table:table-cell>
          <table:table-cell office:value-type="float" office:value="95988.645002707" calcext:value-type="float">
            <text:p>95988.64500270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461134.34966914" calcext:value-type="float">
            <text:p>4461134.34966914</text:p>
          </table:table-cell>
          <table:table-cell office:value-type="float" office:value="95957.4218665598" calcext:value-type="float">
            <text:p>95957.421866559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66665.77480592" calcext:value-type="float">
            <text:p>3966665.77480592</text:p>
          </table:table-cell>
          <table:table-cell office:value-type="float" office:value="95830.9684980702" calcext:value-type="float">
            <text:p>95830.96849807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14295.01371192" calcext:value-type="float">
            <text:p>3514295.01371192</text:p>
          </table:table-cell>
          <table:table-cell office:value-type="float" office:value="95819.5859186325" calcext:value-type="float">
            <text:p>95819.58591863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153401.93529924" calcext:value-type="float">
            <text:p>3153401.93529924</text:p>
          </table:table-cell>
          <table:table-cell office:value-type="float" office:value="95640.3035426544" calcext:value-type="float">
            <text:p>95640.30354265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880541.42292202" calcext:value-type="float">
            <text:p>2880541.42292202</text:p>
          </table:table-cell>
          <table:table-cell office:value-type="float" office:value="95569.7473083516" calcext:value-type="float">
            <text:p>95569.747308351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643788.70306032" calcext:value-type="float">
            <text:p>2643788.70306032</text:p>
          </table:table-cell>
          <table:table-cell office:value-type="float" office:value="95533.0947155054" calcext:value-type="float">
            <text:p>95533.094715505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474376.83187324" calcext:value-type="float">
            <text:p>2474376.83187324</text:p>
          </table:table-cell>
          <table:table-cell office:value-type="float" office:value="95450.760676629" calcext:value-type="float">
            <text:p>95450.760676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339715.75891423" calcext:value-type="float">
            <text:p>2339715.75891423</text:p>
          </table:table-cell>
          <table:table-cell office:value-type="float" office:value="95417.4056191467" calcext:value-type="float">
            <text:p>95417.405619146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217238.88394451" calcext:value-type="float">
            <text:p>2217238.88394451</text:p>
          </table:table-cell>
          <table:table-cell office:value-type="float" office:value="95387.3342181562" calcext:value-type="float">
            <text:p>95387.334218156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091091.18296909" calcext:value-type="float">
            <text:p>2091091.18296909</text:p>
          </table:table-cell>
          <table:table-cell office:value-type="float" office:value="95357.7574315859" calcext:value-type="float">
            <text:p>95357.757431585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64809.68111478" calcext:value-type="float">
            <text:p>1964809.68111478</text:p>
          </table:table-cell>
          <table:table-cell office:value-type="float" office:value="95343.3049020514" calcext:value-type="float">
            <text:p>95343.304902051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873127.39639844" calcext:value-type="float">
            <text:p>1873127.39639844</text:p>
          </table:table-cell>
          <table:table-cell office:value-type="float" office:value="95333.8779854875" calcext:value-type="float">
            <text:p>95333.87798548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04625.66305271" calcext:value-type="float">
            <text:p>1804625.66305271</text:p>
          </table:table-cell>
          <table:table-cell office:value-type="float" office:value="95310.7442713283" calcext:value-type="float">
            <text:p>95310.744271328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701408.22431813" calcext:value-type="float">
            <text:p>1701408.22431813</text:p>
          </table:table-cell>
          <table:table-cell office:value-type="float" office:value="95271.0109243201" calcext:value-type="float">
            <text:p>95271.010924320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633289.9259398" calcext:value-type="float">
            <text:p>1633289.9259398</text:p>
          </table:table-cell>
          <table:table-cell office:value-type="float" office:value="95236.3026595335" calcext:value-type="float">
            <text:p>95236.302659533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533352.04909802" calcext:value-type="float">
            <text:p>1533352.04909802</text:p>
          </table:table-cell>
          <table:table-cell office:value-type="float" office:value="95226.3173353201" calcext:value-type="float">
            <text:p>95226.317335320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475783.12214738" calcext:value-type="float">
            <text:p>1475783.12214738</text:p>
          </table:table-cell>
          <table:table-cell office:value-type="float" office:value="95155.1367934096" calcext:value-type="float">
            <text:p>95155.13679340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22387.81265534" calcext:value-type="float">
            <text:p>1422387.81265534</text:p>
          </table:table-cell>
          <table:table-cell office:value-type="float" office:value="95130.737423052" calcext:value-type="float">
            <text:p>95130.737423052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380019.98717483" calcext:value-type="float">
            <text:p>1380019.98717483</text:p>
          </table:table-cell>
          <table:table-cell office:value-type="float" office:value="95065.7368636701" calcext:value-type="float">
            <text:p>95065.736863670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11225.07939325" calcext:value-type="float">
            <text:p>1311225.07939325</text:p>
          </table:table-cell>
          <table:table-cell office:value-type="float" office:value="95033.0456062551" calcext:value-type="float">
            <text:p>95033.045606255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261079.03370381" calcext:value-type="float">
            <text:p>1261079.03370381</text:p>
          </table:table-cell>
          <table:table-cell office:value-type="float" office:value="95017.0204951715" calcext:value-type="float">
            <text:p>95017.020495171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224835.70824205" calcext:value-type="float">
            <text:p>1224835.70824205</text:p>
          </table:table-cell>
          <table:table-cell office:value-type="float" office:value="95002.3894952214" calcext:value-type="float">
            <text:p>95002.389495221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90339.58494188" calcext:value-type="float">
            <text:p>1190339.58494188</text:p>
          </table:table-cell>
          <table:table-cell office:value-type="float" office:value="94962.0435575025" calcext:value-type="float">
            <text:p>94962.0435575025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161651.97273129" calcext:value-type="float">
            <text:p>1161651.97273129</text:p>
          </table:table-cell>
          <table:table-cell office:value-type="float" office:value="94900.4111893569" calcext:value-type="float">
            <text:p>94900.411189356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128038.14346487" calcext:value-type="float">
            <text:p>1128038.14346487</text:p>
          </table:table-cell>
          <table:table-cell office:value-type="float" office:value="94900.4111893569" calcext:value-type="float">
            <text:p>94900.4111893569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063317.65846811" calcext:value-type="float">
            <text:p>1063317.65846811</text:p>
          </table:table-cell>
          <table:table-cell office:value-type="float" office:value="94797.3055658382" calcext:value-type="float">
            <text:p>94797.305565838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032195.17000501" calcext:value-type="float">
            <text:p>1032195.17000501</text:p>
          </table:table-cell>
          <table:table-cell office:value-type="float" office:value="94794.5295383368" calcext:value-type="float">
            <text:p>94794.529538336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09663.77296909" calcext:value-type="float">
            <text:p>1009663.77296909</text:p>
          </table:table-cell>
          <table:table-cell office:value-type="float" office:value="94778.3283032635" calcext:value-type="float">
            <text:p>94778.328303263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85454.727733429" calcext:value-type="float">
            <text:p>985454.727733429</text:p>
          </table:table-cell>
          <table:table-cell office:value-type="float" office:value="94707.8132188207" calcext:value-type="float">
            <text:p>94707.8132188207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955162.345432542" calcext:value-type="float">
            <text:p>955162.345432542</text:p>
          </table:table-cell>
          <table:table-cell office:value-type="float" office:value="94695.0516018278" calcext:value-type="float">
            <text:p>94695.051601827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934578.019972171" calcext:value-type="float">
            <text:p>934578.019972171</text:p>
          </table:table-cell>
          <table:table-cell office:value-type="float" office:value="94627.0790030655" calcext:value-type="float">
            <text:p>94627.079003065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908272.437146097" calcext:value-type="float">
            <text:p>908272.437146097</text:p>
          </table:table-cell>
          <table:table-cell office:value-type="float" office:value="94552.8398604259" calcext:value-type="float">
            <text:p>94552.839860425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85225.635829339" calcext:value-type="float">
            <text:p>885225.635829339</text:p>
          </table:table-cell>
          <table:table-cell office:value-type="float" office:value="94478.0462509766" calcext:value-type="float">
            <text:p>94478.046250976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864272.623704008" calcext:value-type="float">
            <text:p>864272.623704008</text:p>
          </table:table-cell>
          <table:table-cell office:value-type="float" office:value="94456.0770510583" calcext:value-type="float">
            <text:p>94456.077051058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847119.487352492" calcext:value-type="float">
            <text:p>847119.487352492</text:p>
          </table:table-cell>
          <table:table-cell office:value-type="float" office:value="94392.8628248505" calcext:value-type="float">
            <text:p>94392.862824850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829412.957329483" calcext:value-type="float">
            <text:p>829412.957329483</text:p>
          </table:table-cell>
          <table:table-cell office:value-type="float" office:value="94382.0803529093" calcext:value-type="float">
            <text:p>94382.0803529093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816381.677156714" calcext:value-type="float">
            <text:p>816381.677156714</text:p>
          </table:table-cell>
          <table:table-cell office:value-type="float" office:value="94372.9320316931" calcext:value-type="float">
            <text:p>94372.932031693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04353.552438619" calcext:value-type="float">
            <text:p>804353.552438619</text:p>
          </table:table-cell>
          <table:table-cell office:value-type="float" office:value="94342.6363724526" calcext:value-type="float">
            <text:p>94342.6363724526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795275.439769225" calcext:value-type="float">
            <text:p>795275.439769225</text:p>
          </table:table-cell>
          <table:table-cell office:value-type="float" office:value="93953.596618252" calcext:value-type="float">
            <text:p>93953.59661825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780746.664956978" calcext:value-type="float">
            <text:p>780746.664956978</text:p>
          </table:table-cell>
          <table:table-cell office:value-type="float" office:value="93928.3323777574" calcext:value-type="float">
            <text:p>93928.332377757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759085.913133375" calcext:value-type="float">
            <text:p>759085.913133375</text:p>
          </table:table-cell>
          <table:table-cell office:value-type="float" office:value="93928.3323777574" calcext:value-type="float">
            <text:p>93928.3323777574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748599.39195478" calcext:value-type="float">
            <text:p>748599.39195478</text:p>
          </table:table-cell>
          <table:table-cell office:value-type="float" office:value="93924.3823867496" calcext:value-type="float">
            <text:p>93924.38238674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34871.535170566" calcext:value-type="float">
            <text:p>734871.535170566</text:p>
          </table:table-cell>
          <table:table-cell office:value-type="float" office:value="93882.8925206734" calcext:value-type="float">
            <text:p>93882.8925206734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728020.505447791" calcext:value-type="float">
            <text:p>728020.505447791</text:p>
          </table:table-cell>
          <table:table-cell office:value-type="float" office:value="93866.5659031879" calcext:value-type="float">
            <text:p>93866.5659031879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715589.57618806" calcext:value-type="float">
            <text:p>715589.57618806</text:p>
          </table:table-cell>
          <table:table-cell office:value-type="float" office:value="93857.4955959212" calcext:value-type="float">
            <text:p>93857.495595921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706719.230589508" calcext:value-type="float">
            <text:p>706719.230589508</text:p>
          </table:table-cell>
          <table:table-cell office:value-type="float" office:value="93849.4990785425" calcext:value-type="float">
            <text:p>93849.499078542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95430.409665425" calcext:value-type="float">
            <text:p>695430.409665425</text:p>
          </table:table-cell>
          <table:table-cell office:value-type="float" office:value="93849.4990785425" calcext:value-type="float">
            <text:p>93849.49907854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86938.830745739" calcext:value-type="float">
            <text:p>686938.830745739</text:p>
          </table:table-cell>
          <table:table-cell office:value-type="float" office:value="93814.9145871416" calcext:value-type="float">
            <text:p>93814.9145871416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680417.482200377" calcext:value-type="float">
            <text:p>680417.482200377</text:p>
          </table:table-cell>
          <table:table-cell office:value-type="float" office:value="93796.5281283837" calcext:value-type="float">
            <text:p>93796.5281283837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674856.956063086" calcext:value-type="float">
            <text:p>674856.956063086</text:p>
          </table:table-cell>
          <table:table-cell office:value-type="float" office:value="93787.423593728" calcext:value-type="float">
            <text:p>93787.423593728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667072.727089458" calcext:value-type="float">
            <text:p>667072.727089458</text:p>
          </table:table-cell>
          <table:table-cell office:value-type="float" office:value="93786.8735963767" calcext:value-type="float">
            <text:p>93786.8735963767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661222.818427958" calcext:value-type="float">
            <text:p>661222.818427958</text:p>
          </table:table-cell>
          <table:table-cell office:value-type="float" office:value="93719.1137355636" calcext:value-type="float">
            <text:p>93719.113735563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54715.759149658" calcext:value-type="float">
            <text:p>654715.759149658</text:p>
          </table:table-cell>
          <table:table-cell office:value-type="float" office:value="93711.6577656826" calcext:value-type="float">
            <text:p>93711.6577656826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645317.701337187" calcext:value-type="float">
            <text:p>645317.701337187</text:p>
          </table:table-cell>
          <table:table-cell office:value-type="float" office:value="93695.9593467298" calcext:value-type="float">
            <text:p>93695.9593467298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639402.58611769" calcext:value-type="float">
            <text:p>639402.58611769</text:p>
          </table:table-cell>
          <table:table-cell office:value-type="float" office:value="93664.7491705316" calcext:value-type="float">
            <text:p>93664.7491705316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34606.350605636" calcext:value-type="float">
            <text:p>634606.350605636</text:p>
          </table:table-cell>
          <table:table-cell office:value-type="float" office:value="93664.7491705316" calcext:value-type="float">
            <text:p>93664.7491705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3:11:07.257536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3:06:19.740768491</meta:creation-date>
    <dc:date>2021-04-14T13:46:02.202905426</dc:date>
    <meta:editing-duration>PT37M38S</meta:editing-duration>
    <meta:editing-cycles>2</meta:editing-cycles>
    <meta:generator>LibreOffice/6.0.7.3$Linux_X86_64 LibreOffice_project/00m0$Build-3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53cm" svg:height="16.848cm" xlink:href=".." xlink:type="simple" chart:class="chart:line" chart:style-name="ch1">
        <chart:legend chart:legend-position="bottom" svg:x="6.685cm" svg:y="16.249cm" style:legend-expansion="wide" chart:style-name="ch2"/>
        <chart:plot-area chart:style-name="ch3" table:cell-range-address="Sheet1.A2:Sheet1.C64 Sheet1.B1:Sheet1.C1" chart:data-source-has-labels="both" svg:x="0.599cm" svg:y="0.336cm" svg:width="28.755cm" svg:height="15.393cm">
          <chartooo:coordinate-region svg:x="2.332cm" svg:y="0.336cm" svg:width="25.845cm" svg:height="14.009cm"/>
          <chart:axis chart:dimension="x" chart:name="primary-x" chart:style-name="ch4" chartooo:axis-type="auto">
            <chartooo:date-scale/>
            <chart:categories table:cell-range-address="Sheet1.A2:Sheet1.A6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64" chart:label-cell-address="Sheet1.B1:Sheet1.B1" chart:class="chart:line">
            <chart:data-point chart:repeated="63"/>
          </chart:series>
          <chart:series chart:attached-axis="secondary-y" chart:style-name="ch8" chart:values-cell-range-address="Sheet1.C2:Sheet1.C64" chart:label-cell-address="Sheet1.C1:Sheet1.C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Sheet1.B1:Sheet1.B1</svg:desc>
                </draw:g>
              </table:table-cell>
              <table:table-cell office:value-type="string">
                <text:p>(Right Axis) Best Individual: Genetic and Christofid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2:Sheet1.A64</svg:desc>
                </draw:g>
              </table:table-cell>
              <table:table-cell office:value-type="float" office:value="19079870.4178823">
                <text:p>19079870.4178823</text:p>
                <draw:g>
                  <svg:desc>Sheet1.B2:Sheet1.B64</svg:desc>
                </draw:g>
              </table:table-cell>
              <table:table-cell office:value-type="float" office:value="96161.5715194641">
                <text:p>96161.5715194641</text:p>
                <draw:g>
                  <svg:desc>Sheet1.C2:Sheet1.C64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530169.2746738">
                <text:p>12530169.2746738</text:p>
              </table:table-cell>
              <table:table-cell office:value-type="float" office:value="96122.4896264229">
                <text:p>96122.48962642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827191.18400859">
                <text:p>9827191.18400859</text:p>
              </table:table-cell>
              <table:table-cell office:value-type="float" office:value="96098.3463919282">
                <text:p>96098.34639192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265415.63143518">
                <text:p>8265415.63143518</text:p>
              </table:table-cell>
              <table:table-cell office:value-type="float" office:value="96073.3499923952">
                <text:p>96073.34999239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794867.3830645">
                <text:p>6794867.3830645</text:p>
              </table:table-cell>
              <table:table-cell office:value-type="float" office:value="96043.6348365608">
                <text:p>96043.634836560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664844.02147977">
                <text:p>5664844.02147977</text:p>
              </table:table-cell>
              <table:table-cell office:value-type="float" office:value="95989.0003717357">
                <text:p>95989.000371735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047097.4420358">
                <text:p>5047097.4420358</text:p>
              </table:table-cell>
              <table:table-cell office:value-type="float" office:value="95988.645002707">
                <text:p>95988.64500270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461134.34966914">
                <text:p>4461134.34966914</text:p>
              </table:table-cell>
              <table:table-cell office:value-type="float" office:value="95957.4218665598">
                <text:p>95957.421866559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966665.77480592">
                <text:p>3966665.77480592</text:p>
              </table:table-cell>
              <table:table-cell office:value-type="float" office:value="95830.9684980702">
                <text:p>95830.96849807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514295.01371192">
                <text:p>3514295.01371192</text:p>
              </table:table-cell>
              <table:table-cell office:value-type="float" office:value="95819.5859186325">
                <text:p>95819.585918632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153401.93529924">
                <text:p>3153401.93529924</text:p>
              </table:table-cell>
              <table:table-cell office:value-type="float" office:value="95640.3035426544">
                <text:p>95640.303542654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880541.42292202">
                <text:p>2880541.42292202</text:p>
              </table:table-cell>
              <table:table-cell office:value-type="float" office:value="95569.7473083516">
                <text:p>95569.747308351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643788.70306032">
                <text:p>2643788.70306032</text:p>
              </table:table-cell>
              <table:table-cell office:value-type="float" office:value="95533.0947155054">
                <text:p>95533.094715505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474376.83187324">
                <text:p>2474376.83187324</text:p>
              </table:table-cell>
              <table:table-cell office:value-type="float" office:value="95450.760676629">
                <text:p>95450.76067662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339715.75891423">
                <text:p>2339715.75891423</text:p>
              </table:table-cell>
              <table:table-cell office:value-type="float" office:value="95417.4056191467">
                <text:p>95417.405619146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217238.88394451">
                <text:p>2217238.88394451</text:p>
              </table:table-cell>
              <table:table-cell office:value-type="float" office:value="95387.3342181562">
                <text:p>95387.334218156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091091.18296909">
                <text:p>2091091.18296909</text:p>
              </table:table-cell>
              <table:table-cell office:value-type="float" office:value="95357.7574315859">
                <text:p>95357.757431585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964809.68111478">
                <text:p>1964809.68111478</text:p>
              </table:table-cell>
              <table:table-cell office:value-type="float" office:value="95343.3049020514">
                <text:p>95343.304902051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873127.39639844">
                <text:p>1873127.39639844</text:p>
              </table:table-cell>
              <table:table-cell office:value-type="float" office:value="95333.8779854875">
                <text:p>95333.87798548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04625.66305271">
                <text:p>1804625.66305271</text:p>
              </table:table-cell>
              <table:table-cell office:value-type="float" office:value="95310.7442713283">
                <text:p>95310.744271328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701408.22431813">
                <text:p>1701408.22431813</text:p>
              </table:table-cell>
              <table:table-cell office:value-type="float" office:value="95271.0109243201">
                <text:p>95271.010924320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633289.9259398">
                <text:p>1633289.9259398</text:p>
              </table:table-cell>
              <table:table-cell office:value-type="float" office:value="95236.3026595335">
                <text:p>95236.302659533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533352.04909802">
                <text:p>1533352.04909802</text:p>
              </table:table-cell>
              <table:table-cell office:value-type="float" office:value="95226.3173353201">
                <text:p>95226.317335320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475783.12214738">
                <text:p>1475783.12214738</text:p>
              </table:table-cell>
              <table:table-cell office:value-type="float" office:value="95155.1367934096">
                <text:p>95155.13679340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22387.81265534">
                <text:p>1422387.81265534</text:p>
              </table:table-cell>
              <table:table-cell office:value-type="float" office:value="95130.737423052">
                <text:p>95130.73742305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380019.98717483">
                <text:p>1380019.98717483</text:p>
              </table:table-cell>
              <table:table-cell office:value-type="float" office:value="95065.7368636701">
                <text:p>95065.736863670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311225.07939325">
                <text:p>1311225.07939325</text:p>
              </table:table-cell>
              <table:table-cell office:value-type="float" office:value="95033.0456062551">
                <text:p>95033.045606255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261079.03370381">
                <text:p>1261079.03370381</text:p>
              </table:table-cell>
              <table:table-cell office:value-type="float" office:value="95017.0204951715">
                <text:p>95017.020495171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224835.70824205">
                <text:p>1224835.70824205</text:p>
              </table:table-cell>
              <table:table-cell office:value-type="float" office:value="95002.3894952214">
                <text:p>95002.389495221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190339.58494188">
                <text:p>1190339.58494188</text:p>
              </table:table-cell>
              <table:table-cell office:value-type="float" office:value="94962.0435575025">
                <text:p>94962.0435575025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161651.97273129">
                <text:p>1161651.97273129</text:p>
              </table:table-cell>
              <table:table-cell office:value-type="float" office:value="94900.4111893569">
                <text:p>94900.4111893569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128038.14346487">
                <text:p>1128038.14346487</text:p>
              </table:table-cell>
              <table:table-cell office:value-type="float" office:value="94900.4111893569">
                <text:p>94900.411189356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063317.65846811">
                <text:p>1063317.65846811</text:p>
              </table:table-cell>
              <table:table-cell office:value-type="float" office:value="94797.3055658382">
                <text:p>94797.3055658382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032195.17000501">
                <text:p>1032195.17000501</text:p>
              </table:table-cell>
              <table:table-cell office:value-type="float" office:value="94794.5295383368">
                <text:p>94794.52953833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009663.77296909">
                <text:p>1009663.77296909</text:p>
              </table:table-cell>
              <table:table-cell office:value-type="float" office:value="94778.3283032635">
                <text:p>94778.328303263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985454.727733429">
                <text:p>985454.727733429</text:p>
              </table:table-cell>
              <table:table-cell office:value-type="float" office:value="94707.8132188207">
                <text:p>94707.813218820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955162.345432542">
                <text:p>955162.345432542</text:p>
              </table:table-cell>
              <table:table-cell office:value-type="float" office:value="94695.0516018278">
                <text:p>94695.051601827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934578.019972171">
                <text:p>934578.019972171</text:p>
              </table:table-cell>
              <table:table-cell office:value-type="float" office:value="94627.0790030655">
                <text:p>94627.0790030655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908272.437146097">
                <text:p>908272.437146097</text:p>
              </table:table-cell>
              <table:table-cell office:value-type="float" office:value="94552.8398604259">
                <text:p>94552.839860425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885225.635829339">
                <text:p>885225.635829339</text:p>
              </table:table-cell>
              <table:table-cell office:value-type="float" office:value="94478.0462509766">
                <text:p>94478.046250976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864272.623704008">
                <text:p>864272.623704008</text:p>
              </table:table-cell>
              <table:table-cell office:value-type="float" office:value="94456.0770510583">
                <text:p>94456.077051058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847119.487352492">
                <text:p>847119.487352492</text:p>
              </table:table-cell>
              <table:table-cell office:value-type="float" office:value="94392.8628248505">
                <text:p>94392.862824850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829412.957329483">
                <text:p>829412.957329483</text:p>
              </table:table-cell>
              <table:table-cell office:value-type="float" office:value="94382.0803529093">
                <text:p>94382.0803529093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816381.677156714">
                <text:p>816381.677156714</text:p>
              </table:table-cell>
              <table:table-cell office:value-type="float" office:value="94372.9320316931">
                <text:p>94372.932031693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804353.552438619">
                <text:p>804353.552438619</text:p>
              </table:table-cell>
              <table:table-cell office:value-type="float" office:value="94342.6363724526">
                <text:p>94342.636372452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795275.439769225">
                <text:p>795275.439769225</text:p>
              </table:table-cell>
              <table:table-cell office:value-type="float" office:value="93953.596618252">
                <text:p>93953.596618252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780746.664956978">
                <text:p>780746.664956978</text:p>
              </table:table-cell>
              <table:table-cell office:value-type="float" office:value="93928.3323777574">
                <text:p>93928.332377757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759085.913133375">
                <text:p>759085.913133375</text:p>
              </table:table-cell>
              <table:table-cell office:value-type="float" office:value="93928.3323777574">
                <text:p>93928.332377757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748599.39195478">
                <text:p>748599.39195478</text:p>
              </table:table-cell>
              <table:table-cell office:value-type="float" office:value="93924.3823867496">
                <text:p>93924.38238674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34871.535170566">
                <text:p>734871.535170566</text:p>
              </table:table-cell>
              <table:table-cell office:value-type="float" office:value="93882.8925206734">
                <text:p>93882.8925206734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728020.505447791">
                <text:p>728020.505447791</text:p>
              </table:table-cell>
              <table:table-cell office:value-type="float" office:value="93866.5659031879">
                <text:p>93866.5659031879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715589.57618806">
                <text:p>715589.57618806</text:p>
              </table:table-cell>
              <table:table-cell office:value-type="float" office:value="93857.4955959212">
                <text:p>93857.4955959212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706719.230589508">
                <text:p>706719.230589508</text:p>
              </table:table-cell>
              <table:table-cell office:value-type="float" office:value="93849.4990785425">
                <text:p>93849.499078542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695430.409665425">
                <text:p>695430.409665425</text:p>
              </table:table-cell>
              <table:table-cell office:value-type="float" office:value="93849.4990785425">
                <text:p>93849.499078542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86938.830745739">
                <text:p>686938.830745739</text:p>
              </table:table-cell>
              <table:table-cell office:value-type="float" office:value="93814.9145871416">
                <text:p>93814.9145871416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680417.482200377">
                <text:p>680417.482200377</text:p>
              </table:table-cell>
              <table:table-cell office:value-type="float" office:value="93796.5281283837">
                <text:p>93796.5281283837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674856.956063086">
                <text:p>674856.956063086</text:p>
              </table:table-cell>
              <table:table-cell office:value-type="float" office:value="93787.423593728">
                <text:p>93787.42359372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667072.727089458">
                <text:p>667072.727089458</text:p>
              </table:table-cell>
              <table:table-cell office:value-type="float" office:value="93786.8735963767">
                <text:p>93786.8735963767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661222.818427958">
                <text:p>661222.818427958</text:p>
              </table:table-cell>
              <table:table-cell office:value-type="float" office:value="93719.1137355636">
                <text:p>93719.11373556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54715.759149658">
                <text:p>654715.759149658</text:p>
              </table:table-cell>
              <table:table-cell office:value-type="float" office:value="93711.6577656826">
                <text:p>93711.6577656826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645317.701337187">
                <text:p>645317.701337187</text:p>
              </table:table-cell>
              <table:table-cell office:value-type="float" office:value="93695.9593467298">
                <text:p>93695.9593467298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639402.58611769">
                <text:p>639402.58611769</text:p>
              </table:table-cell>
              <table:table-cell office:value-type="float" office:value="93664.7491705316">
                <text:p>93664.749170531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634606.350605636">
                <text:p>634606.350605636</text:p>
              </table:table-cell>
              <table:table-cell office:value-type="float" office:value="93664.7491705316">
                <text:p>93664.7491705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